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3000004B078C51AB2C14FBA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dc5e7" draw:textarea-horizontal-align="justify" draw:textarea-vertical-align="middle" draw:auto-grow-height="false" fo:min-height="0.258cm" fo:min-width="18.042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0.284cm" fo:min-width="18.04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fill-color="#adc5e7" draw:textarea-horizontal-align="justify" draw:textarea-vertical-align="middle" draw:auto-grow-height="false" fo:min-height="3.882cm" fo:min-width="3.63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44cm" fo:min-width="2.19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adc5e7" draw:textarea-horizontal-align="justify" draw:textarea-vertical-align="middle" draw:auto-grow-height="false" fo:min-height="7.834cm" fo:min-width="7.94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5.318cm" fo:min-width="5.4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17" style:family="graphic" style:parent-style-name="standard">
      <style:graphic-properties draw:fill-color="#adc5e7" draw:textarea-horizontal-align="justify" draw:textarea-vertical-align="middle" draw:auto-grow-height="false" fo:min-height="0.258cm" fo:min-width="8.136cm"/>
    </style:style>
    <style:style style:name="gr18" style:family="graphic" style:parent-style-name="standard">
      <style:graphic-properties draw:fill-color="#adc5e7" draw:textarea-horizontal-align="justify" draw:textarea-vertical-align="middle" draw:auto-grow-height="false" fo:min-height="0.284cm" fo:min-width="7.88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20" style:family="graphic" style:parent-style-name="objectwithoutfill">
      <style:graphic-properties draw:stroke="dash" draw:stroke-dash="Long_20_Dot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3pt" style:font-size-complex="13pt"/>
    </style:style>
    <style:style style:name="P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3pt" style:font-size-complex="13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1" fo:font-size="18pt" style:font-name-asian="Liberation Sans1" style:font-size-asian="13pt" style:font-name-complex="Liberation Sans1" style:font-size-complex="13pt"/>
    </style:style>
    <style:style style:name="T5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542cm" svg:height="0.508cm" svg:x="4.572cm" svg:y="2.6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42cm" svg:height="0.534cm" svg:x="4.572cm" svg:y="9.9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1.938cm" svg:x2="2.286cm" svg:y2="1.016cm">
          <text:p/>
        </draw:line>
        <draw:frame draw:style-name="gr4" draw:text-style-name="P3" draw:layer="layout" svg:width="0.508cm" svg:height="0.962cm" svg:x="2.286cm" svg:y="0.562cm">
          <draw:text-box>
            <text:p>z</text:p>
          </draw:text-box>
        </draw:frame>
        <draw:line draw:style-name="gr5" draw:text-style-name="P2" draw:layer="layout" svg:x1="2.286cm" svg:y1="2.886cm" svg:x2="2.54cm" svg:y2="2.886cm">
          <text:p/>
        </draw:line>
        <draw:line draw:style-name="gr5" draw:text-style-name="P2" draw:layer="layout" svg:x1="2.086cm" svg:y1="10.222cm" svg:x2="2.34cm" svg:y2="10.222cm">
          <text:p/>
        </draw:line>
        <draw:frame draw:style-name="gr6" draw:text-style-name="P4" draw:layer="layout" svg:width="1.27cm" svg:height="1.673cm" svg:x="1.37cm" svg:y="2.453cm">
          <draw:text-box>
            <text:p><text:span text:style-name="T1">z2</text:span></text:p>
          </draw:text-box>
        </draw:frame>
        <draw:frame draw:style-name="gr6" draw:text-style-name="P4" draw:layer="layout" svg:width="1.27cm" svg:height="1.673cm" svg:x="1.27cm" svg:y="9.719cm">
          <draw:text-box>
            <text:p><text:span text:style-name="T1">z1</text:span></text:p>
          </draw:text-box>
        </draw:frame>
        <draw:custom-shape draw:style-name="gr7" draw:text-style-name="P1" draw:layer="layout" svg:width="5.842cm" svg:height="5.842cm" svg:x="14.986cm" svg:y="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16.002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204cm" svg:y1="0.47cm" svg:x2="8.204cm" svg:y2="2.502cm">
          <text:p/>
        </draw:line>
        <draw:line draw:style-name="gr3" draw:text-style-name="P2" draw:layer="layout" svg:x1="8.204cm" svg:y1="10.57cm" svg:x2="8.204cm" svg:y2="12.602cm">
          <text:p/>
        </draw:line>
        <draw:line draw:style-name="gr3" draw:text-style-name="P2" draw:layer="layout" svg:x1="8.204cm" svg:y1="10.57cm" svg:x2="8.712cm" svg:y2="12.562cm">
          <text:p/>
        </draw:line>
        <draw:line draw:style-name="gr3" draw:text-style-name="P2" draw:layer="layout" svg:x1="8.204cm" svg:y1="10.57cm" svg:x2="7.696cm" svg:y2="12.562cm">
          <text:p/>
        </draw:line>
        <draw:line draw:style-name="gr3" draw:text-style-name="P2" draw:layer="layout" svg:x1="17.78cm" svg:y1="0.47cm" svg:x2="17.78cm" svg:y2="2.502cm">
          <text:p/>
        </draw:line>
        <draw:line draw:style-name="gr3" draw:text-style-name="P2" draw:layer="layout" svg:x1="17.78cm" svg:y1="10.57cm" svg:x2="17.78cm" svg:y2="12.602cm">
          <text:p/>
        </draw:line>
        <draw:line draw:style-name="gr3" draw:text-style-name="P2" draw:layer="layout" svg:x1="17.78cm" svg:y1="10.57cm" svg:x2="19.812cm" svg:y2="11.938cm">
          <text:p/>
        </draw:line>
        <draw:line draw:style-name="gr3" draw:text-style-name="P2" draw:layer="layout" svg:x1="17.78cm" svg:y1="10.57cm" svg:x2="15.748cm" svg:y2="11.938cm">
          <text:p/>
        </draw:line>
        <draw:line draw:style-name="gr3" draw:text-style-name="P2" draw:layer="layout" svg:x1="17.78cm" svg:y1="10.57cm" svg:x2="18.796cm" svg:y2="12.446cm">
          <text:p/>
        </draw:line>
        <draw:line draw:style-name="gr3" draw:text-style-name="P2" draw:layer="layout" svg:x1="17.78cm" svg:y1="10.57cm" svg:x2="16.764cm" svg:y2="12.446cm">
          <text:p/>
        </draw:line>
        <draw:frame draw:style-name="gr9" draw:text-style-name="P2" draw:layer="layout" svg:width="3.088cm" svg:height="4.753cm" svg:x="6.672cm" svg:y="12.729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6" draw:text-style-name="P4" draw:layer="layout" svg:width="2.54cm" svg:height="1.673cm" svg:x="4.318cm" svg:y="10.456cm">
          <draw:text-box>
            <text:p><text:span text:style-name="T1">Detector 1</text:span></text:p>
          </draw:text-box>
        </draw:frame>
        <draw:frame draw:style-name="gr6" draw:text-style-name="P4" draw:layer="layout" svg:width="1.27cm" svg:height="1.673cm" svg:x="1.37cm" svg:y="2.454cm">
          <draw:text-box>
            <text:p><text:span text:style-name="T1">z2</text:span></text:p>
          </draw:text-box>
        </draw:frame>
        <draw:frame draw:style-name="gr6" draw:text-style-name="P4" draw:layer="layout" svg:width="2.54cm" svg:height="1.673cm" svg:x="4.064cm" svg:y="3.202cm">
          <draw:text-box>
            <text:p><text:span text:style-name="T1">Detector 2</text:span></text:p>
          </draw:text-box>
        </draw:frame>
        <draw:frame draw:style-name="gr6" draw:text-style-name="P4" draw:layer="layout" svg:width="2.54cm" svg:height="1.673cm" svg:x="8.182cm" svg:y="0.829cm">
          <draw:text-box>
            <text:p><text:span text:style-name="T1">Muon</text:span></text:p>
          </draw:text-box>
        </draw:frame>
        <draw:frame draw:style-name="gr6" draw:text-style-name="P4" draw:layer="layout" svg:width="2.54cm" svg:height="1.673cm" svg:x="17.275cm" svg:y="6.117cm">
          <draw:text-box>
            <text:p><text:span text:style-name="T1">Pipe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1" draw:text-style-name="P1" draw:layer="layout" svg:width="11.938cm" svg:height="11.43cm" svg:x="8.636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8.382cm" svg:height="7.874cm" svg:x="10.41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2.994cm" svg:height="1.673cm" svg:x="13.57cm" svg:y="7.72cm">
          <draw:text-box>
            <text:p><text:span text:style-name="T2">(x, y, z)</text:span></text:p>
          </draw:text-box>
        </draw:frame>
        <draw:line draw:style-name="gr5" draw:text-style-name="P2" draw:layer="layout" svg:x1="14.732cm" svg:y1="7.874cm" svg:x2="14.732cm" svg:y2="4.064cm">
          <text:p/>
        </draw:line>
        <draw:line draw:style-name="gr5" draw:text-style-name="P2" draw:layer="layout" svg:x1="14.886cm" svg:y1="8.628cm" svg:x2="18.95cm" svg:y2="11.93cm">
          <text:p/>
        </draw:line>
        <draw:frame draw:style-name="gr13" draw:text-style-name="P7" draw:layer="layout" svg:width="3.148cm" svg:height="1.427cm" svg:x="14.632cm" svg:y="5.588cm">
          <draw:text-box>
            <text:p><text:span text:style-name="T2">Radius r</text:span></text:p>
          </draw:text-box>
        </draw:frame>
        <draw:frame draw:style-name="gr14" draw:text-style-name="P8" draw:layer="layout" svg:width="3.402cm" svg:height="1.474cm" svg:x="16.864cm" svg:y="9.597cm">
          <draw:text-box>
            <text:p><text:span text:style-name="T3">Radius R</text:span></text:p>
          </draw:text-box>
        </draw:frame>
        <draw:frame draw:style-name="gr6" draw:text-style-name="P7" draw:layer="layout" svg:width="3.526cm" svg:height="1.673cm" svg:x="10.698cm" svg:y="11.78cm">
          <draw:text-box>
            <text:p><text:span text:style-name="T4">Density ρ</text:span></text:p>
          </draw:text-box>
        </draw:frame>
        <draw:line draw:style-name="gr15" draw:text-style-name="P2" draw:layer="layout" svg:x1="6.096cm" svg:y1="14.986cm" svg:x2="6.096cm" svg:y2="1.016cm">
          <text:p/>
        </draw:line>
        <draw:line draw:style-name="gr15" draw:text-style-name="P2" draw:layer="layout" svg:x1="5.08cm" svg:y1="14.478cm" svg:x2="24.892cm" svg:y2="14.478cm">
          <text:p/>
        </draw:line>
        <draw:frame draw:style-name="gr16" draw:text-style-name="P9" draw:layer="layout" svg:width="2.594cm" svg:height="1.275cm" svg:x="24.738cm" svg:y="14.324cm">
          <draw:text-box>
            <text:p><text:span text:style-name="T5">x</text:span></text:p>
          </draw:text-box>
        </draw:frame>
        <draw:frame draw:style-name="gr16" draw:text-style-name="P9" draw:layer="layout" svg:width="2.594cm" svg:height="1.275cm" svg:x="6.196cm" svg:y="1.27cm">
          <draw:text-box>
            <text:p><text:span text:style-name="T5">z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7" draw:text-style-name="P1" draw:layer="layout" svg:width="8.636cm" svg:height="0.508cm" svg:x="4.572cm" svg:y="2.6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5.842cm" svg:x="5.686cm" svg:y="3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6.702cm" svg:y="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8.382cm" svg:height="0.534cm" svg:x="4.572cm" svg:y="9.9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1.176cm" svg:x2="2.286cm" svg:y2="1.017cm">
          <text:p/>
        </draw:line>
        <draw:line draw:style-name="gr5" draw:text-style-name="P2" draw:layer="layout" svg:x1="2.286cm" svg:y1="2.887cm" svg:x2="2.54cm" svg:y2="2.887cm">
          <text:p/>
        </draw:line>
        <draw:line draw:style-name="gr5" draw:text-style-name="P2" draw:layer="layout" svg:x1="2.086cm" svg:y1="10.223cm" svg:x2="2.34cm" svg:y2="10.223cm">
          <text:p/>
        </draw:line>
        <draw:frame draw:style-name="gr6" draw:text-style-name="P4" draw:layer="layout" svg:width="1.27cm" svg:height="1.673cm" svg:x="1.37cm" svg:y="2.454cm">
          <draw:text-box>
            <text:p><text:span text:style-name="T1">z2</text:span></text:p>
          </draw:text-box>
        </draw:frame>
        <draw:frame draw:style-name="gr6" draw:text-style-name="P4" draw:layer="layout" svg:width="1.27cm" svg:height="1.673cm" svg:x="1.27cm" svg:y="9.72cm">
          <draw:text-box>
            <text:p><text:span text:style-name="T1">z1</text:span></text:p>
          </draw:text-box>
        </draw:frame>
        <draw:line draw:style-name="gr3" draw:text-style-name="P2" draw:layer="layout" svg:x1="13.716cm" svg:y1="1.778cm" svg:x2="9.652cm" svg:y2="3.619cm">
          <text:p/>
        </draw:line>
        <draw:line draw:style-name="gr3" draw:text-style-name="P2" draw:layer="layout" svg:x1="6.35cm" svg:y1="1.678cm" svg:x2="6.35cm" svg:y2="4.535cm">
          <text:p/>
        </draw:lin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7" draw:text-style-name="P1" draw:layer="layout" svg:width="8.636cm" svg:height="0.508cm" svg:x="4.573cm" svg:y="2.6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5.842cm" svg:x="5.687cm" svg:y="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6.703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8.382cm" svg:height="0.534cm" svg:x="4.573cm" svg:y="9.92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4.732cm" svg:x2="2.287cm" svg:y2="1.018cm">
          <text:p/>
        </draw:line>
        <draw:line draw:style-name="gr5" draw:text-style-name="P2" draw:layer="layout" svg:x1="2.287cm" svg:y1="2.888cm" svg:x2="2.541cm" svg:y2="2.888cm">
          <text:p/>
        </draw:line>
        <draw:line draw:style-name="gr5" draw:text-style-name="P2" draw:layer="layout" svg:x1="2.087cm" svg:y1="10.224cm" svg:x2="2.341cm" svg:y2="10.224cm">
          <text:p/>
        </draw:line>
        <draw:frame draw:style-name="gr6" draw:text-style-name="P9" draw:layer="layout" svg:width="1.27cm" svg:height="1.673cm" svg:x="1.271cm" svg:y="2.455cm">
          <draw:text-box>
            <text:p><text:span text:style-name="T6">z2</text:span></text:p>
          </draw:text-box>
        </draw:frame>
        <draw:frame draw:style-name="gr19" draw:text-style-name="P9" draw:layer="layout" svg:width="1.27cm" svg:height="1.201cm" svg:x="1.171cm" svg:y="9.821cm">
          <draw:text-box>
            <text:p><text:span text:style-name="T6">z1</text:span></text:p>
          </draw:text-box>
        </draw:frame>
        <draw:line draw:style-name="gr3" draw:text-style-name="P2" draw:layer="layout" svg:x1="6.858cm" svg:y1="1.27cm" svg:x2="7.874cm" svg:y2="3.62cm">
          <text:p/>
        </draw:line>
        <draw:line draw:style-name="gr3" draw:text-style-name="P2" draw:layer="layout" svg:x1="8.536cm" svg:y1="10.16cm" svg:x2="8.89cm" svg:y2="12.7cm">
          <text:p/>
        </draw:line>
        <draw:line draw:style-name="gr20" draw:text-style-name="P2" draw:layer="layout" svg:x1="7.974cm" svg:y1="3.81cm" svg:x2="11.684cm" svg:y2="11.938cm">
          <text:p/>
        </draw:line>
        <draw:line draw:style-name="gr5" draw:text-style-name="P2" draw:layer="layout" svg:x1="8.89cm" svg:y1="10.822cm" svg:x2="11.076cm" svg:y2="10.822cm">
          <text:p/>
        </draw:line>
        <draw:frame draw:style-name="gr21" draw:text-style-name="P9" draw:layer="layout" svg:width="2.794cm" svg:height="1.361cm" svg:x="8.79cm" svg:y="10.776cm">
          <draw:text-box>
            <text:p><text:span text:style-name="T5">Δx, Δϴx</text:span></text:p>
          </draw:text-box>
        </draw:frame>
        <draw:frame draw:style-name="gr22" draw:text-style-name="P10" draw:layer="layout" svg:width="4.826cm" svg:height="2.621cm" svg:x="7.112cm" svg:y="1.121cm">
          <draw:text-box>
            <text:p><text:span text:style-name="T7">IncomingMuon</text:span></text:p>
          </draw:text-box>
        </draw:frame>
        <draw:frame draw:style-name="gr22" draw:text-style-name="P4" draw:layer="layout" svg:width="7.258cm" svg:height="2.621cm" svg:x="9.676cm" svg:y="11.857cm">
          <draw:text-box>
            <text:p><text:span text:style-name="T6">IncomingMuonLinearDown</text:span></text:p>
          </draw:text-box>
        </draw:frame>
        <draw:frame draw:style-name="gr23" draw:text-style-name="P4" draw:layer="layout" svg:width="5.956cm" svg:height="2.529cm" svg:x="5.144cm" svg:y="12.492cm">
          <draw:text-box>
            <text:p><text:span text:style-name="T6">IncomingMuonDown</text:span></text:p>
          </draw:text-box>
        </draw:frame>
        <draw:line draw:style-name="gr3" draw:text-style-name="P2" draw:layer="layout" svg:x1="1.778cm" svg:y1="13.714cm" svg:x2="16.51cm" svg:y2="13.716cm">
          <text:p/>
        </draw:line>
        <draw:frame draw:style-name="gr6" draw:text-style-name="P9" draw:layer="layout" svg:width="1.27cm" svg:height="1.673cm" svg:x="16.118cm" svg:y="13.714cm">
          <draw:text-box>
            <text:p><text:span text:style-name="T6">x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10:37:58.739215886</meta:creation-date>
    <dc:date>2020-07-16T09:48:59.126505849</dc:date>
    <meta:editing-duration>PT2H39M30S</meta:editing-duration>
    <meta:editing-cycles>46</meta:editing-cycles>
    <meta:generator>LibreOffice/6.0.7.3$Linux_X86_64 LibreOffice_project/00m0$Build-3</meta:generator>
    <meta:document-statistic meta:object-count="113"/>
  </office:meta>
</office:document-meta>
</file>